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fo:color="#4472c4" fo:font-size="14pt" fo:background-color="#ffffff" style:font-size-asian="14pt" style:font-name-complex="Calibri" style:font-size-complex="14pt"/>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text-align="center" style:justify-single-word="false"/>
      <style:text-properties fo:color="#4472c4" fo:background-color="#ffffff" style:font-name-complex="Calibri"/>
    </style:style>
    <style:style style:name="P5" style:family="paragraph" style:parent-style-name="Standard">
      <style:paragraph-properties fo:text-align="center" style:justify-single-word="false"/>
      <style:text-properties style:font-name-complex="Calibri"/>
    </style:style>
    <style:style style:name="P6" style:family="paragraph" style:parent-style-name="Standard">
      <style:paragraph-properties fo:text-align="justify" style:justify-single-word="false"/>
      <style:text-properties style:font-name-complex="Calibri"/>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ru" fo:country="BY" style:font-name-complex="Calibri"/>
    </style:style>
    <style:style style:name="P9" style:family="paragraph" style:parent-style-name="Standard" style:master-page-name="MPF0">
      <style:paragraph-properties fo:margin-top="0in" fo:margin-bottom="0in" loext:contextual-spacing="false" fo:line-height="100%" fo:text-align="center" style:justify-single-word="false" style:page-number="auto" fo:break-before="page"/>
      <style:text-properties fo:color="#4472c4" fo:font-size="14pt" fo:background-color="#ffffff" style:font-size-asian="14pt" style:font-name-complex="Calibri" style:font-size-complex="14pt"/>
    </style:style>
    <style:style style:name="T1" style:family="text">
      <style:text-properties style:font-name-complex="Calibri"/>
    </style:style>
    <style:style style:name="T2" style:family="text">
      <style:text-properties officeooo:rsid="000145e4" style:font-name-complex="Calibri"/>
    </style:style>
    <style:style style:name="T3" style:family="text">
      <style:text-properties officeooo:rsid="00030490" style:font-name-complex="Calibri"/>
    </style:style>
    <style:style style:name="T4" style:family="text">
      <style:text-properties fo:language="ru" fo:country="BY" style:font-name-complex="Calibri"/>
    </style:style>
    <style:style style:name="T5" style:family="text">
      <style:text-properties fo:language="ru" fo:country="BY" officeooo:rsid="00030490" style:font-name-complex="Calibri"/>
    </style:style>
    <style:style style:name="T6" style:family="text">
      <style:text-properties style:font-name="Arial" fo:font-weight="bold" style:font-weight-asian="bold" style:font-name-complex="Arial" style:font-weight-complex="bold"/>
    </style:style>
    <style:style style:name="T7" style:family="text">
      <style:text-properties style:use-window-font-color="true" style:font-name="Calibri" style:text-underline-style="none" style:font-name-complex="Calibri" style:font-weight-complex="bold"/>
    </style:style>
    <style:style style:name="T8" style:family="text">
      <style:text-properties style:font-name="Calibri" style:font-name-complex="Calibri"/>
    </style:style>
    <style:style style:name="T9" style:family="text">
      <style:text-properties style:font-name="Calibri" style:font-name-complex="Calibri" style:font-weight-complex="bold"/>
    </style:style>
    <style:style style:name="T10" style:family="text">
      <style:text-properties officeooo:rsid="000145e4"/>
    </style:style>
    <style:style style:name="T11" style:family="text">
      <style:text-properties officeooo:rsid="00030490"/>
    </style:style>
    <style:style style:name="T12" style:family="text">
      <style:text-properties officeooo:rsid="000390ba"/>
    </style:style>
    <style:style style:name="T13" style:family="text">
      <style:text-properties fo:font-weight="bold" officeooo:rsid="000390b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atistischer Bericht</text:p>
      <text:p text:style-name="P2">SARS-CoV-2-Pandemie in Berlin von 12.02.2020 bis 23.12.2022</text:p>
      <text:p text:style-name="P3"/>
      <text:p text:style-name="P4">Simone Krügel<text:tab/><text:tab/>Irina Tutaeva</text:p>
      <text:p text:style-name="P4">s<text:span text:style-name="T10">0</text:span>582198<text:tab/><text:tab/>s0582520</text:p>
      <text:p text:style-name="P5"/>
      <text:p text:style-name="P6">Im Bericht w<text:span text:style-name="T10">ird</text:span> die Entwicklung der SARS-CoV-2-Pandemie im Bundesland Berlin im Zeitraum vo<text:span text:style-name="T10">m</text:span> 12.02.2020 bis 23.12.2022 anhand der <text:span text:style-name="T10">Daten des </text:span>Robert-Koch-Institut<text:span text:style-name="T10">s</text:span> betrachtet.</text:p>
      <text:p text:style-name="P7"><text:span text:style-name="Absatz-Standardschriftart"><text:span text:style-name="T1">Die Shiny-App „SARS-CoV-2-Pandemie“ stellt </text:span></text:span><text:span text:style-name="Absatz-Standardschriftart"><text:span text:style-name="T2">mit </text:span></text:span><text:span text:style-name="Absatz-Standardschriftart"><text:span text:style-name="T1">interaktiven Visualisierungen der Verlauf der SARS-CoV-2 </text:span></text:span><text:span text:style-name="Absatz-Standardschriftart"><text:span text:style-name="T2">Pandemie </text:span></text:span><text:span text:style-name="Absatz-Standardschriftart"><text:span text:style-name="T1">dar. Aus den</text:span></text:span><text:span text:style-name="Absatz-Standardschriftart"><text:span text:style-name="T4"> Barplot-</text:span></text:span><text:span text:style-name="Absatz-Standardschriftart"><text:span text:style-name="T1">, Mosaikplot- und Zeitreihend</text:span></text:span><text:span text:style-name="Absatz-Standardschriftart"><text:span text:style-name="T4">iagrammen</text:span></text:span><text:span text:style-name="Absatz-Standardschriftart"><text:span text:style-name="T1"> lassen sich verschiedene</text:span></text:span><text:span text:style-name="Absatz-Standardschriftart"><text:span text:style-name="T4"> Informationen</text:span></text:span><text:span text:style-name="Absatz-Standardschriftart"><text:span text:style-name="T1"> entnehmen.</text:span></text:span></text:p>
      <text:p text:style-name="P6">In der App kann <text:span text:style-name="T10">die</text:span> Auswahl der Typen <text:span text:style-name="T10">als</text:span> Grunddatensatz festgelegt werden.</text:p>
      <text:p text:style-name="P6">Diese Auswahl stellt die Spalten des Datenmodells dar. Zum Beispiel wird der Typ „Geschlechter“ <text:s/>ausgewählt, sind die Spalten in diesem Fall „M“ (für männlich), „W“ (für weiblich) und „Unbekannt“. </text:p>
      <text:p text:style-name="P6">Das Feld „Falltypen“ stellt die Zeilen des Datenmodells dar. Dies ermöglicht die Auswahl von Daten die miteinander verglichen werden sollen. Für jeden Falltypen wird dann eine Zeile zum Datenmodell hinzugefügt.</text:p>
      <text:p text:style-name="P6">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6">Die Spalten und Zeilen des Modells, werden entsprechend der Auswahl in Typen und Falltypen benannt.</text:p>
      <text:p text:style-name="P6">Mit dem Auswahlfeld „Darstellung“ kann man die Zieldarstellung wählen. Jede Darstellung stellt die Daten in einer unterschiedlichen Form mit unterschiedlichen Chart-Typen dar.</text:p>
      <text:p text:style-name="P6">Je nach gesuchter Information kann ein Chart-Typ aufschlussreicher sein als ein anderer, so bietet bei wenigen zu vergleichenden Datensätzen der Mosaik-Typ eine bessere und übersichtlichere Darstellung als der Barplot. <text:span text:style-name="T11">Der Barplot hingegen</text:span> eignet sich bei größeren Datenmengen besser, um die Relationen genauer betrachten zu können. Der Barplot stellt auch Fälle, Todesfälle und Genesungen jeweils als einzelne Balken in entsprechenden Farben entweder horizontal oder vertikal dar und lässt sich Daten sowohl in absoluten Zahlen als auch in der relativen Häufigkeiten veranschaulichen. </text:p>
      <text:p text:style-name="P6">Je nachdem welcher Typ bei der Spaltenauswahl ausgewählt wurde, können die Spalten des entsprechenden Typen durch Checkboxen aus- und eingeblendet werden.</text:p>
      <text:p text:style-name="P6">Zum Beispiel wird der Typ „Geschlechter“ ausgewählt, lassen sich „M“, „W“, und „unbekannt“ einzeln aktivieren und deaktivieren, um den Plot weiter zu filtern.</text:p>
      <text:p text:style-name="P6">Betrachtet man das Merkmal Geschlecht, wird ersichtlich, dass mehr weibliche Merkmalsträger infiziert gewesen sind als männliche Merkmalsträger. Davon sind ca. 95% genesen, während es bei ca. 5% nur wenige Todesfälle gab. Unter den Todesfällen, sind etwas mehr männliche Personen zu verzeichnen, was sich auch bei der proportionalen Darstellung der Daten zur Bevölkerungsgröße entnehmen lässt.</text:p>
      <text:p text:style-name="P6">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 eher isoliertes Alltagsleben führen. Viele Kinder von 0-4 besuchen noch keine Kindertagesstätte und sind viel <text:soft-page-break/>zuhause im engsten Personenkreis der Familie, während viele Personen über 80 ebenfalls alleine oder mit nur wenigen Kontakten ein eher isoliertes Leben führen und sich hauptsächlich in den eigenen vier Wänden aufhalten.</text:p>
      <text:p text:style-name="P6">Die Altersgruppen mit den für gewöhnlich aktivsten Lebensstilen, beeinflusst durch Beruf und Schule, also die 15-59-Jährigen, weisen auch die häufigsten Infektionen auf. </text:p>
      <text:p text:style-name="P6">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6">Der Mosaikplot veranschaulicht auch den Zusammenhang zwischen der Anzahl von Genesenen und Verstorbenen und Altersgruppen. <text:span text:style-name="T11">C</text:span>ramers V mit dem Wert 0,293 bestätigt, dass ein Zusammenhang zwischen den Merkmalen existiert. In Fällen mit Bezirken und Geschlechtern beträgt der Cramers V entsprechend 0,034 und 0,022 was <text:span text:style-name="T11">bedeutet das es keinen</text:span> Zusammenhang <text:span text:style-name="T11">gibt und die Daten unabhängig sind.</text:span></text:p>
      <text:p text:style-name="P7"><text:span text:style-name="T1">Bei der Betrachtung vom Typ „Bezirke“ nach absoluten </text:span><text:span text:style-name="T3">Häufigkeiten</text:span><text:span text:style-name="T1"> </text:span><text:span text:style-name="T3">tritt</text:span><text:span text:style-name="T1"> die </text:span><text:span text:style-name="T3">höchste</text:span><text:span text:style-name="T1"> Anzahl der Covid-19 Fälle </text:span><text:span text:style-name="T3">im</text:span><text:span text:style-name="T1"> Bezirk Friedrichshain-Kreuzberg </text:span><text:span text:style-name="T3">auf mit </text:span><text:span text:style-name="T1">29290 Fälle</text:span><text:span text:style-name="T3">n</text:span><text:span text:style-name="T1">. Die geringste Anzahl von Covid-19 Fällen </text:span><text:span text:style-name="T3">beträgt</text:span><text:span text:style-name="T1"> 17089 im Bezirk Mitte, was um 58,34% weniger </text:span><text:span text:style-name="T3">Fälle sind</text:span><text:span text:style-name="T1"> als in Friedrichshain-Kreuzberg. Die minimale Anzahl der Todesfälle in Friedrichshain-Kreuzberg </text:span><text:span text:style-name="T3">wurde mit </text:span><text:span text:style-name="T1"><text:s/>215 </text:span><text:span text:style-name="T3">registriert</text:span><text:span text:style-name="T1"> und die maximale Anzahl im Bezirk Tempelhof-Schöneberg </text:span><text:span text:style-name="T3">mit</text:span><text:span text:style-name="T1"> 581 Todesfälle</text:span><text:span text:style-name="T3">n</text:span><text:span text:style-name="T1">.</text:span></text:p>
      <text:p text:style-name="P6">Bei der Korrelation mit der Bezirksbevölkerungsgröße werden auch die höchsten Fallzahlen im Bezirk Friedrichshain-Kreuzberg beobachtet, <text:span text:style-name="T11">die</text:span> <text:span text:style-name="T11">eine relative Häufigkeit von </text:span>10% betr<text:span text:style-name="T11">ägt</text:span>. Die geringste relative Häufigkeit ist im Bezirk Lichtenberg <text:span text:style-name="T11">zu finden mit </text:span>5%. Die relative Häufigkeit der Todesfälle nach der Bezirksbevölkerungsgröße stellt dar, dass die niedrigste Todesrate in Friedrichshain-Kreuzberg beobachtet <text:span text:style-name="T11">wurde mit </text:span>0,073% und die höchste in Tempelhof-Schöneberg <text:span text:style-name="T11">mit</text:span> 0,19%.</text:p>
      <text:p text:style-name="P7"><text:span text:style-name="Absatz-Standardschriftart"><text:span text:style-name="T3">Bei den </text:span></text:span><text:span text:style-name="Absatz-Standardschriftart"><text:span text:style-name="T1">Darstellungen „Zeitreihe“ und „Trend“</text:span></text:span><text:span text:style-name="Fußnotenzeichen"><text:span text:style-name="T1"><text:note text:id="ftn1" text:note-class="footnote"><text:note-citation text:label=""></text:note-citation><text:note-body><text:p text:style-name="Fußnotentext"><text:s/>Im Trend wird die Methode „gam“ und die Formel „y ~ s(x, bs = "cs")“ verwendet.</text:p></text:note-body></text:note></text:span></text:span><text:span text:style-name="Absatz-Standardschriftart"><text:span text:style-name="T1"> werden die Zeitverläufe auf der x-Achse und die Fälle pro Zeiteinheit auf der y-Achse dargestellt. Mit der blauen Farbe wird die Anzahl der Covid-19 Fälle markiert, mit der roten Farbe </text:span></text:span><text:span text:style-name="Absatz-Standardschriftart"><text:span text:style-name="T3">die </text:span></text:span><text:span text:style-name="Absatz-Standardschriftart"><text:span text:style-name="T1">Anzahl der Todesfälle. Die höchste Anzahl von Krankheitsfällen wird im Zeitraum von Januar 2022 bis Mitte des Jahres beobachtet. Es ist auffällig, dass die Zahlen von Covid-19 Fällen im Jahr 2022 höher sind als davor.</text:span></text:span><text:span text:style-name="Absatz-Standardschriftart"><text:span text:style-name="T4"> </text:span></text:span></text:p>
      <text:p text:style-name="P7"><text:span text:style-name="Absatz-Standardschriftart"><text:span text:style-name="T1">D</text:span></text:span><text:span text:style-name="Absatz-Standardschriftart"><text:span text:style-name="T4">ie </text:span></text:span><text:span text:style-name="Absatz-Standardschriftart"><text:span text:style-name="T1">Todesrate</text:span></text:span><text:span text:style-name="Absatz-Standardschriftart"><text:span text:style-name="T4"> bleibt über den </text:span></text:span><text:span text:style-name="Absatz-Standardschriftart"><text:span text:style-name="T1">gesamten </text:span></text:span><text:span text:style-name="Absatz-Standardschriftart"><text:span text:style-name="T4">Zeitraum auf dem gleichen </text:span></text:span><text:span text:style-name="Absatz-Standardschriftart"><text:span text:style-name="T1">niedrigen </text:span></text:span><text:span text:style-name="Absatz-Standardschriftart"><text:span text:style-name="T4">Niveau</text:span></text:span><text:span text:style-name="Absatz-Standardschriftart"><text:span text:style-name="T1">. </text:span></text:span><text:span text:style-name="rynqvb">Die Beobachtung der älteren Altersgruppen </text:span><text:span text:style-name="rynqvb"><text:span text:style-name="T11">zeigen</text:span></text:span><text:span text:style-name="rynqvb"> deutlichere Veränderungen </text:span><text:span text:style-name="rynqvb"><text:span text:style-name="T11">bei </text:span></text:span><text:span text:style-name="rynqvb">der Zahl der Todesfälle .</text:span></text:p>
      <text:p text:style-name="P7"><text:span text:style-name="Absatz-Standardschriftart"><text:span text:style-name="T1">Bei der Betrachtung von Daten wird weiterhin</text:span></text:span><text:span text:style-name="Absatz-Standardschriftart"><text:span text:style-name="T4"> </text:span></text:span><text:span text:style-name="Absatz-Standardschriftart"><text:span text:style-name="T5">eine </text:span></text:span><text:span text:style-name="Absatz-Standardschriftart"><text:span text:style-name="T4">Saisonalität </text:span></text:span><text:span text:style-name="Absatz-Standardschriftart"><text:span text:style-name="T1">erkannt</text:span></text:span><text:span text:style-name="Absatz-Standardschriftart"><text:span text:style-name="T4">, vermutlich mit einer Frequenz von einer Woche. Es ist zu erkennen, </text:span></text:span><text:span text:style-name="Absatz-Standardschriftart"><text:span text:style-name="T1">dass </text:span></text:span><text:span text:style-name="rynqvb">auf fünf Tage mit großer Anzahl von Erkrankungsmeldungen, zwei Tage mit deutlich geringeren Anzahl der Erkrankungen folgen.</text:span></text:p>
      <text:p text:style-name="P8"/>
      <text:p text:style-name="P8"/>
      <text:p text:style-name="P8"/>
      <text:p text:style-name="P8"/>
      <text:p text:style-name="P8"><text:span text:style-name="T13">Link zur App:</text:span><text:span text:style-name="T12"> </text:span>https://statistik-ha-sars-cov-2-pandemie.shinyapps.io/covidstatistikhausarbeit/</text:p>
      <text:p text:style-name="Standard"><text:span text:style-name="Absatz-Standardschriftart"><text:span text:style-name="T6">Datenquelle: </text:span></text:span><text:a xlink:type="simple" xlink:href="https://www.rki.de/DE/Home/homepage_node.html" office:target-frame-name="_top" xlink:show="replace" text:style-name="Internet_20_link" text:visited-style-name="Visited_20_Internet_20_Link"><text:span text:style-name="Hyperlink"><text:span text:style-name="T7">Robert Koch Institut</text:span></text:span></text:a><text:span text:style-name="Absatz-Standardschriftart"><text:span text:style-name="T9"> :</text:span></text:span><text:span text:style-name="Absatz-Standardschriftart"><text:span text:style-name="T8"> </text:span></text:span><text:span text:style-name="Absatz-Standardschriftart"><text:span text:style-name="T9">https://npgeo-corona-npgeo-de.hub.arcgis.com/datasets/3949d6fd2dc74386b763e451f4c6e384_0/abou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2" style:display-name="Überschrift 2" style:family="paragraph" style:parent-style-name="Standard" style:default-outline-level="2">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size-complex="18pt" style:font-weight-complex="bold" fo:hyphenate="tru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TML_20_Vorformatiert" style:display-name="HTML Vorformatiert" style:family="paragraph" style:parent-style-name="Standard">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fo:hyphenate="true"/>
    </style:style>
    <style:style style:name="Fußnotentext" style:family="paragraph" style:parent-style-name="Standard">
      <style:paragraph-properties fo:margin-top="0in" fo:margin-bottom="0in" loext:contextual-spacing="false" fo:line-height="100%" fo:hyphenation-ladder-count="no-limit"/>
      <style:text-properties fo:font-size="10pt" style:font-size-asian="10pt" style:font-size-complex="10pt" fo:hyphenate="false"/>
    </style:style>
    <style:style style:name="dshmm" style:family="paragraph" style:parent-style-name="Standard">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size-complex="12pt" fo:hyphenate="true"/>
    </style:style>
    <style:style style:name="Kopfzeil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ußzeil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gnd-iwgdh3b"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Überschrift_20_2_20_Zchn" style:display-name="Überschrift 2 Zchn" style:family="text" style:parent-style-name="Absatz-Standardschriftar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size-complex="18pt" style:font-weight-complex="bold"/>
    </style:style>
    <style:style style:name="Hervorhebung" style:family="text" style:parent-style-name="Absatz-Standardschriftart">
      <style:text-properties fo:font-style="italic" style:font-style-asian="italic" style:font-style-complex="italic"/>
    </style:style>
    <style:style style:name="rynqvb" style:family="text" style:parent-style-name="Absatz-Standardschriftart"/>
    <style:style style:name="gnd-iwgdb3b" style:family="text" style:parent-style-name="Absatz-Standardschriftart"/>
    <style:style style:name="Fußnotentext_20_Zchn" style:display-name="Fußnotentext Zchn" style:family="text" style:parent-style-name="Absatz-Standardschriftart">
      <style:text-properties fo:font-size="10pt" style:font-size-asian="10pt" style:font-size-complex="10pt"/>
    </style:style>
    <style:style style:name="Fußnotenzeichen" style:family="text" style:parent-style-name="Absatz-Standardschriftart">
      <style:text-properties style:text-position="super 64%"/>
    </style:style>
    <style:style style:name="kgnlhe" style:family="text" style:parent-style-name="Absatz-Standardschriftar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2</text:p>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
    <dc:description/>
    <dc:subject/>
    <meta:initial-creator>Swanpride</meta:initial-creator>
    <meta:creation-date>2022-12-31T00:54:00Z</meta:creation-date>
    <dc:date>2023-01-15T19:36:57.247000000</dc:date>
    <meta:editing-cycles>18</meta:editing-cycles>
    <meta:editing-duration>PT11M7S</meta:editing-duration>
    <meta:document-statistic meta:table-count="0" meta:image-count="0" meta:object-count="0" meta:page-count="2" meta:paragraph-count="29" meta:word-count="902" meta:character-count="6604" meta:non-whitespace-character-count="5723"/>
    <meta:template xlink:type="simple" xlink:actuate="onRequest" xlink:title="" xlink:href="Normal"/>
  </office:meta>
</office:document-meta>
</file>